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f26fb" officeooo:paragraph-rsid="001f26fb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React + bootstrap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5T13:23:32.314320467</meta:creation-date>
    <dc:date>2022-08-25T13:24:41.442273619</dc:date>
    <meta:editing-duration>PT1M9S</meta:editing-duration>
    <meta:editing-cycles>1</meta:editing-cycles>
    <meta:document-statistic meta:table-count="0" meta:image-count="0" meta:object-count="0" meta:page-count="1" meta:paragraph-count="1" meta:word-count="4" meta:character-count="24" meta:non-whitespace-character-count="21"/>
    <meta:generator>LibreOffice/6.0.7.3$Linux_X86_64 LibreOffice_project/00m0$Build-3</meta:generator>
  </office:meta>
</office:document-meta>
</file>